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2.51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1pt"/>
    </style:style>
    <style:style style:name="T4" style:family="text">
      <style:text-properties style:font-relief="none" style:font-style-complex="normal" style:font-weight-complex="bold" style:font-size-complex="11pt" style:font-name-complex="Lohit Devanagari" style:language-complex="hi" style:country-complex="IN" fo:language="en" fo:country="US" fo:text-shadow="none" fo:font-style="normal" style:text-underline-style="none" style:text-underline-color="font-color" style:font-size-asian="11pt" style:font-name="Liberation Sans" fo:font-weight="bold" style:text-line-through-type="none" style:text-outline="false" style:text-line-through-mode="continuous" style:language-asian="zh" style:country-asian="CN" style:font-name-asian="Noto Sans CJK SC" style:font-weight-asian="bold" style:font-style-asian="normal" style:text-emphasize="none" style:text-overline-style="none" style:text-overline-color="font-color"/>
    </style:style>
    <style:style style:name="T5" style:family="text">
      <style:text-properties style:font-name="Liberation Sans" style:text-overline-style="none" style:text-overline-color="font-color" style:text-emphasize="none" style:font-style-asian="normal" style:font-weight-asian="bold" style:font-name-asian="Noto Sans CJK SC" style:language-asian="zh" style:country-asian="CN" style:text-line-through-mode="continuous" style:text-outline="false" style:text-line-through-type="none" fo:font-weight="bold" style:font-relief="none" style:font-size-asian="11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1pt" style:font-weight-complex="bold" style:font-style-complex="normal"/>
    </style:style>
    <style:style style:name="T6" style:family="text">
      <style:text-properties style:font-relief="none" style:font-style-complex="normal" style:font-weight-complex="bold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bold" style:text-line-through-type="none" style:text-outline="false" style:text-line-through-mode="continuous" style:language-asian="zh" style:country-asian="CN" style:font-name-asian="Noto Sans CJK SC" style:font-weight-asian="bold" style:font-style-asian="normal" style:text-emphasize="none" style:text-overline-style="none" style:text-overline-color="font-color"/>
    </style:style>
    <style:style style:name="T7" style:family="text">
      <style:text-properties style:font-name="Liberation Sans" style:text-overline-style="none" style:text-overline-color="font-color" style:text-emphasize="none" style:font-style-asian="normal" style:font-weight-asian="bold" style:font-name-asian="Noto Sans CJK SC" style:language-asian="zh" style:country-asian="CN" style:text-line-through-mode="continuous" style:text-outline="false" style:text-line-through-type="none" fo:font-weight="bold" style:font-relief="none" style:font-size-asian="10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bold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07" table:default-cell-style-name="ce3"/>
        <table:table-row table:style-name="ro1">
          <table:table-cell office:value-type="string" calcext:value-type="string">
            <text:p>BOWEL BAG</text:p>
          </table:table-cell>
          <table:table-cell table:style-name="ce6" office:value-type="string" calcext:value-type="string">
            <text:p>CropMode=annotation, ImageDepth=16</text:p>
          </table:table-cell>
          <table:table-cell table:style-name="ce6" office:value-type="string" calcext:value-type="string">
            <text:p>CropMode=Random, ImageDepth=48, BatchAccumulate=16</text:p>
          </table:table-cell>
          <table:table-cell table:style-name="ce6" office:value-type="string" calcext:value-type="string">
            <text:p>CropMode=Random, ImageDepth=48, BatchAccumulate=32</text:p>
          </table:table-cell>
          <table:table-cell table:style-name="ce6" office:value-type="string" calcext:value-type="string">
            <text:p>CropMode=Random, ImageDepth=48, BatchAccumulate=16, Augmentation</text:p>
          </table:table-cell>
          <table:table-cell table:style-name="ce6" office:value-type="string" calcext:value-type="string">
            <text:p>multiclass, ImageDepth=48, BatchAccumulate=16, cross entropy</text:p>
          </table:table-cell>
          <table:table-cell table:style-name="ce6" office:value-type="string" calcext:value-type="string">
            <text:p>multiclass, ImageDepth=48, BatchAccumulate=16, focal loss, gamma 2.0</text:p>
          </table:table-cell>
          <table:table-cell table:style-name="ce6" office:value-type="string" calcext:value-type="string">
            <text:p>multiclass, ImageDepth=48, BatchAccumulate=16, focal loss, gamma 5.0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No Elastic</text:span>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1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1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2">Multiclass</text:span></text:p>
            <text:p><text:span text:style-name="T2">Cross entropy</text:span></text:p>
            <text:p><text:span text:style-name="T2">No Elastic</text:span></text:p>
            <text:p><text:span text:style-name="T3">400 extra epochs</text:span></text:p>
          </table:table-cell>
          <table:table-cell table:style-name="ce12" office:value-type="string" calcext:value-type="string">
            <text:p><text:span text:style-name="T4">Multiclass</text:span></text:p>
            <text:p><text:span text:style-name="T5">Weighted Cross entropy</text:span></text:p>
            <text:p><text:span text:style-name="T4">Class weights beta 0.25</text:span></text:p>
            <text:p><text:span text:style-name="T4">No Elastic</text:span></text:p>
          </table:table-cell>
          <table:table-cell table:style-name="ce20" office:value-type="string" calcext:value-type="string">
            <text:p><text:span text:style-name="T6">Multiclass</text:span></text:p>
            <text:p><text:span text:style-name="T6">Focal Loss, gamma 2</text:span></text:p>
            <text:p><text:span text:style-name="T6">Beta 0.25</text:span></text:p>
            <text:p><text:span text:style-name="T6">No Elastic</text:span></text:p>
            <text:p><text:span text:style-name="T7">400 extra epochs</text:span></text:p>
          </table:table-cell>
          <table:table-cell table:style-name="ce7" table:number-columns-repeated="1007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1" calcext:value-type="float">
            <text:p>81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71" calcext:value-type="float">
            <text:p>71</text:p>
          </table:table-cell>
          <table:table-cell table:style-name="ce8" office:value-type="float" office:value="52" calcext:value-type="float">
            <text:p>5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ce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7" calcext:value-type="float">
            <text:p>5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6" calcext:value-type="float">
            <text:p>2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2" table:style-name="ce13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BLADDER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83" calcext:value-type="float">
            <text:p>8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3" office:value-type="float" office:value="85" calcext:value-type="float">
            <text:p>8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91" calcext:value-type="float">
            <text:p>91</text:p>
          </table:table-cell>
          <table:table-cell table:style-name="ce10" office:value-type="float" office:value="93" calcext:value-type="float">
            <text:p>93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ce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4" calcext:value-type="float">
            <text:p>84</text:p>
          </table:table-cell>
          <table:table-cell table:style-name="ce8" office:value-type="float" office:value="72" calcext:value-type="float">
            <text:p>72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float" office:value="68" calcext:value-type="float">
            <text:p>68</text:p>
          </table:table-cell>
          <table:table-cell table:number-columns-repeated="2" table:style-name="ce13" office:value-type="float" office:value="79" calcext:value-type="float">
            <text:p>79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007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HIP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c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1" calcext:value-type="float">
            <text:p>71</text:p>
          </table:table-cell>
          <table:table-cell table:style-name="ce10" office:value-type="float" office:value="76" calcext:value-type="float">
            <text:p>76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07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CTUM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c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007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10:27:04.677423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05:38.028054572</meta:creation-date>
    <meta:generator>LibreOffice/6.0.7.3$Linux_X86_64 LibreOffice_project/00m0$Build-3</meta:generator>
    <dc:date>2019-09-27T10:41:47.629464046</dc:date>
    <meta:editing-duration>PT3H34M9S</meta:editing-duration>
    <meta:editing-cycles>4</meta:editing-cycles>
    <meta:document-statistic meta:table-count="1" meta:cell-count="224" meta:object-count="0"/>
  </office:meta>
</office:document-meta>
</file>